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Helvetica" svg:font-family="Helvetica"/>
    <style:font-face style:name="Times" svg:font-family="Times"/>
    <style:font-face style:name="webkit-standard" svg:font-family="webkit-standard"/>
    <style:font-face style:name="Calibri" svg:font-family="Calibri" style:font-family-generic="swiss"/>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line-height="100%"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fo:color="#000000" style:font-name="Verdana" fo:font-size="12pt" fo:language="fr" fo:country="FR"/>
    </style:style>
    <style:style style:name="P3" style:family="paragraph" style:parent-style-name="Standard">
      <style:paragraph-properties fo:line-height="100%" fo:text-align="center" style:justify-single-word="false"/>
      <style:text-properties style:font-name="Verdana" fo:font-size="16pt" fo:language="fr" fo:country="FR" fo:font-weight="bold" style:font-size-asian="16pt" style:font-weight-asian="bold" style:font-size-complex="16pt" style:font-weight-complex="bold"/>
    </style:style>
    <style:style style:name="P4" style:family="paragraph" style:parent-style-name="Standard">
      <style:paragraph-properties fo:line-height="100%" fo:text-align="justify" style:justify-single-word="false"/>
      <style:text-properties style:font-name="Verdana" fo:language="fr" fo:country="FR"/>
    </style:style>
    <style:style style:name="P5" style:family="paragraph" style:parent-style-name="Standard">
      <style:paragraph-properties fo:text-align="justify" style:justify-single-word="false"/>
      <style:text-properties style:font-name="Verdana" fo:language="fr" fo:country="FR"/>
    </style:style>
    <style:style style:name="P6" style:family="paragraph" style:parent-style-name="Standard">
      <style:paragraph-properties fo:line-height="100%"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Verdana" fo:font-size="12pt" fo:language="fr" fo:country="F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line-through-style="solid" fo:font-size="12pt"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2pt"/>
    </style:style>
    <style:style style:name="T7" style:family="text">
      <style:text-properties fo:font-size="12pt" fo:font-weight="bold" style:font-weight-asian="bold" style:font-weight-complex="bold"/>
    </style:style>
    <style:style style:name="T8" style:family="text">
      <style:text-properties style:font-name="Verdana"/>
    </style:style>
    <style:style style:name="T9" style:family="text">
      <style:text-properties style:font-name="Verdana" fo:language="fr" fo:country="FR"/>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17 n'aura pas lieu</text:p>
      <text:p text:style-name="P4"/>
      <text:p text:style-name="P4"/>
      <text:p text:style-name="P6"><text:tab/>La situation est sans issue. Julien Coupat a de nouveau été arrêté, et un climat de tension règne sur la ZAD. Des bacqueux rôdent, se faisant passer pour d’authentiques formes-de-vie. Chaque nuit ils arrêtent quelqu'un. D'ardents révolutionnaires vont devoir les démasquer et les lyncher, avec rage et courage, sous peine de se voir tous emprisonner.</text:p>
      <text:p text:style-name="P2"/>
      <text:p text:style-name="P4">Chantres de l'auto-organisation, chaque jour les révolutionnaires se réunissent en assemblée générale afin de lyncher un des leurs suivant un procédé pseudo-démocratique.</text:p>
      <text:p text:style-name="P4"/>
      <text:p text:style-name="P4"><text:span text:style-name="T5">Les zadistes</text:span> - villageois :</text:p>
      <text:p text:style-name="P4">Chaque nuit, l’un d’entre eux est égorgé par le ou les Loups-Garous. <text:line-break/>Ce joueur est éliminé du jeu, et ne peut plus participer aux débats. Les Villageois survivants doivent chaque jour lyncher un des joueur, dans l’espoir qu’il soit de la BAC.</text:p>
      <text:p text:style-name="P4"/>
      <text:p text:style-name="P6"><text:span text:style-name="T5">La BAC</text:span> - loups-garous :</text:p>
      <text:p text:style-name="P6">Chiens de l'Empire et du Spectacle, ils se réveillent chaque nuit et choisissent ensemble un jeune révolutionnaire qui sera victime de la répression. Le jour ils se font passer pour des zadistes afin de ne pas être démasqués.</text:p>
      <text:p text:style-name="P4"><text:line-break/><text:span text:style-name="T7">Le journaliste indépendant</text:span><text:span text:style-name="T6"> – Petite Fille :</text:span></text:p>
      <text:p text:style-name="P4"><text:span text:style-name="T6">Grâce à son implication sur le terrain et ses reportages de fond, le journaliste indé a gagné l'accès à l'ensemble des recoins de la ZAD. Il observe avec attention tout fait susceptible de constituer une bonne histoire à racconter. S'il est incarcéré </text:span><text:span text:style-name="T3">les bacqueux</text:span><text:span text:style-name="T6"> tous les joueurs peuvent lui cracher dessus.</text:span></text:p>
      <text:p text:style-name="P4"/>
      <text:p text:style-name="P2"><text:span text:style-name="T5">Totoï</text:span> - Chasseur :</text:p>
      <text:p text:style-name="P2">Au cours de son arrestation, Totoï peut dans son infinie sagesse choisir un joueur sur lequel il jette un cocktail molotov, qui meurt. Tant pis si c'est un camarade, car c'est avant tout une question de libre jeu de sa forme de vie et de réactivité de sa subjectivité <text:span text:style-name="T1">en tant</text:span><text:span text:style-name="T2"> que telle</text:span>.</text:p>
      <text:p text:style-name="P4"/>
      <text:p text:style-name="P4"><text:span text:style-name="T5">Philippe Poutou</text:span> - Cupidon :</text:p>
      <text:p text:style-name="P4">La première nuit, il désigne 2 joueurs qui seront follement Amoureux l’un de l’autre. Si l’un d’eux meurt, l’autre meurt de chagrin immédiatement. Un bacqueu et un zadiste peuvent être Amoureux l'un de l'autre. Ils jouent alors contre tous les autres, bacqueux et zadistes. Si les amoureux survivent, alors ce sont eux qui gagnent. Philippe peut se désigner lui-même comme un des 2 Amoureux.</text:p>
      <text:p text:style-name="P4"/>
      <text:p text:style-name="P4"><text:span text:style-name="T5">Défense Collective</text:span> - Sorcière : </text:p>
      <text:p text:style-name="P4">La défense collective accourt dès les premiers indices indiquants une <text:soft-page-break/>incarcération. Une fois dans la partie elle peut f<text:tab/>aire sortir de garde-à-vue le joueur incarcéré précédemment en lui faisant parvenir ses garanties de représentation. De plus, la défense collective s'entraine assidûment à l'aïkido et au MMA : une fois dans la partie elle peut déclencher une opération d'autodéfense populaire pour éliminer un joueur.</text:p>
      <text:p text:style-name="P4">La defco peut utiliser ces deux pouvoirs dans la même nuit. Elle peut aussi les utiliser à son profit, et donc se libérer elle-même.</text:p>
      <text:p text:style-name="P4"><text:line-break/><text:span text:style-name="T5">Mélenchon</text:span> – Voleur :</text:p>
      <text:p text:style-name="P4">Mélenchon tente désespérément de se faire passer pour un ennemi de l'ordre établi. Il a le droit durant la première nuit d’échanger sa carte contre une des cartes supplémentaires (face cachée) qu’il reste après distribution du jeu. Il jouera désormais ce personnage.</text:p>
      <text:p text:style-name="P4"><text:line-break/><text:span text:style-name="T5">Alain Damasio</text:span><text:span text:style-name="T10"> – Voyante :</text:span></text:p>
      <text:p text:style-name="P1"><text:span text:style-name="T8">Formidable auteur d'anticipation, à chaque tour, Alain connaît la “vrai personnalité” d’un joueur de son choix, il doit aider les zadistes sans être démasquée par la BAC.</text:span></text:p>
      <text:p text:style-name="P1"><text:span text:style-name="T8"/></text:p>
      <text:p text:style-name="P4"><text:span text:style-name="T5">Le gérant de l'épicerie</text:span> – Capitaine :</text:p>
      <text:p text:style-name="P5">Cette carte est confiée à un des joueurs, en plus de sa carte personnage. Il est choisi le premier jour par les jeunes révolutionnaires au cours d'un processus de désignation pseudo-démocratique. Comme c'est dans l'épicerie qu'on organise les AG il a informellement plus de pouvoir dans les discu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Helvetica" svg:font-family="Helvetica"/>
    <style:font-face style:name="Times" svg:font-family="Times"/>
    <style:font-face style:name="webkit-standard" svg:font-family="webkit-standard"/>
    <style:font-face style:name="Calibri" svg:font-family="Calibri" style:font-family-generic="swiss"/>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date>2017-10-27T15:52:36</dc:date>
    <meta:editing-duration>PT4H42M30S</meta:editing-duration>
    <meta:editing-cycles>49</meta:editing-cycles>
    <meta:document-statistic meta:table-count="0" meta:image-count="0" meta:object-count="0" meta:page-count="2" meta:paragraph-count="22" meta:word-count="581" meta:character-count="3541"/>
  </office:meta>
</office:document-meta>
</file>